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4a4a" draw:fill-image-width="0cm" draw:fill-image-height="0cm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fill-color="#004a4a" draw:fill-image-width="0cm" draw:fill-image-height="0cm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draw:marker-end="Arrow" draw:marker-end-width="0.3cm" draw:fill="none" draw:fill-color="#004a4a" draw:fill-image-width="0cm" draw:fill-image-height="0cm" draw:textarea-vertical-align="middle"/>
    </style:style>
    <style:style style:name="gr5" style:family="graphic" style:parent-style-name="objectwithoutfill">
      <style:graphic-properties draw:fill="none" draw:fill-color="#004a4a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22cm" fo:min-width="0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274cm" fo:min-width="0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fill-color="#004a4a" draw:fill-image-width="0cm" draw:fill-image-height="0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746cm" fo:min-width="0.34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3.81cm" svg:x="1.788cm" svg:y="3.6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49cm" svg:height="0.354cm" svg:x="8.378cm" svg:y="7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49cm" svg:height="0.354cm" svg:x="14.797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3.81cm" svg:x="8.393cm" svg:y="3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7cm" svg:height="3.602cm" svg:x="14.943cm" svg:y="4.04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497cm" svg:y1="13.459cm" svg:x2="9.497cm" svg:y2="11.427cm">
          <text:p/>
        </draw:line>
        <draw:line draw:style-name="gr3" draw:text-style-name="P1" draw:layer="layout" svg:x1="9.478cm" svg:y1="13.459cm" svg:x2="11.51cm" svg:y2="13.459cm">
          <text:p/>
        </draw:line>
        <draw:g>
          <draw:line draw:style-name="gr4" draw:text-style-name="P1" draw:layer="layout" svg:x1="9.115cm" svg:y1="13.346cm" svg:x2="9.115cm" svg:y2="13.84cm">
            <text:p/>
          </draw:line>
          <draw:path draw:style-name="gr5" draw:text-style-name="P1" draw:layer="layout" svg:width="0.689cm" svg:height="0.734cm" draw:transform="skewX (-0.214850030920502) rotate (1.80222698560934) translate (9.20071443237672cm 13.8086205050512cm)" svg:viewBox="0 0 690 735" svg:d="m0 734c216 9 478-16 605-169 109-132 87-192 72-339l-60-91-152-112-91-23">
            <text:p/>
          </draw:path>
        </draw:g>
        <draw:frame draw:style-name="gr6" draw:text-style-name="P2" draw:layer="layout" svg:width="0.925cm" svg:height="0.962cm" svg:x="11.212cm" svg:y="13.441cm">
          <draw:text-box>
            <text:p><text:span text:style-name="T1">X</text:span></text:p>
          </draw:text-box>
        </draw:frame>
        <draw:frame draw:style-name="gr7" draw:text-style-name="P2" draw:layer="layout" svg:width="0.925cm" svg:height="1.524cm" svg:x="8.598cm" svg:y="11.007cm">
          <draw:text-box>
            <text:p><text:span text:style-name="T1">Y</text:span></text:p>
          </draw:text-box>
        </draw:frame>
        <draw:line draw:style-name="gr8" draw:text-style-name="P1" draw:layer="layout" svg:x1="2.72cm" svg:y1="8.034cm" svg:x2="6.587cm" svg:y2="8.059cm">
          <text:p/>
        </draw:line>
        <draw:line draw:style-name="gr8" draw:text-style-name="P1" draw:layer="layout" svg:x1="1.412cm" svg:y1="4.122cm" svg:x2="1.501cm" svg:y2="7.238cm">
          <text:p/>
        </draw:line>
        <draw:g>
          <draw:line draw:style-name="gr4" draw:text-style-name="P1" draw:layer="layout" svg:x1="3.966cm" svg:y1="5.446cm" svg:x2="3.966cm" svg:y2="5.94cm">
            <text:p/>
          </draw:line>
          <draw:path draw:style-name="gr5" draw:text-style-name="P1" draw:layer="layout" svg:width="0.689cm" svg:height="0.734cm" draw:transform="skewX (-0.214850030920502) rotate (1.80222698560934) translate (4.05171443237672cm 5.90862050505118cm)" svg:viewBox="0 0 690 735" svg:d="m0 734c216 9 478-16 605-169 109-132 87-192 72-339l-60-91-152-112-91-23">
            <text:p/>
          </draw:path>
        </draw:g>
        <draw:frame draw:style-name="gr9" draw:text-style-name="P3" draw:layer="layout" svg:width="0.887cm" svg:height="0.806cm" svg:x="3.923cm" svg:y="5.41cm">
          <draw:text-box>
            <text:p><text:span text:style-name="T2">O</text:span></text:p>
          </draw:text-box>
        </draw:frame>
        <draw:custom-shape draw:style-name="gr2" draw:text-style-name="P1" draw:layer="layout" svg:width="0.076cm" svg:height="0.076cm" svg:x="4.338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49cm" svg:height="0.354cm" svg:x="8.353cm" svg:y="3.3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7cm" svg:y1="8.345cm" svg:x2="13.229cm" svg:y2="8.345cm">
          <text:p/>
        </draw:line>
        <draw:custom-shape draw:style-name="gr2" draw:text-style-name="P1" draw:layer="layout" svg:width="5.249cm" svg:height="0.354cm" svg:x="14.81cm" svg:y="3.69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0.2cm" svg:height="0.47cm" svg:x="16.587cm" svg:y="7.1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0.2cm" svg:height="0.47cm" svg:x="16.548cm" svg:y="7.1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0.498cm" svg:height="0.438cm" svg:x="9.809cm" svg:y="12.68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5.496cm" svg:height="0.996cm" svg:x="2.262cm" svg:y="8.612cm">
          <draw:text-box>
            <text:p>a)DOF = 3 </text:p>
          </draw:text-box>
        </draw:frame>
        <draw:frame draw:style-name="gr11" draw:layer="layout" svg:width="4.274cm" svg:height="0.996cm" svg:x="8.709cm" svg:y="8.649cm">
          <draw:text-box>
            <text:p>b) DOF = 1</text:p>
          </draw:text-box>
        </draw:frame>
        <draw:frame draw:style-name="gr11" draw:layer="layout" svg:width="3.528cm" svg:height="0.996cm" svg:x="15.604cm" svg:y="8.581cm">
          <draw:text-box>
            <text:p>c)DOF = 0</text:p>
          </draw:text-box>
        </draw:frame>
        <draw:custom-shape draw:style-name="gr2" draw:text-style-name="P1" draw:layer="layout" svg:width="4.245cm" svg:height="0.351cm" draw:transform="rotate (1.5707963267949) translate (19.852cm 7.9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7cm" svg:height="0.34cm" draw:transform="rotate (1.5707963267949) translate (14.654cm 7.972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0T23:24:48</meta:creation-date>
    <dc:date>2013-09-11T00:13:36</dc:date>
    <meta:editing-duration>PT15M53S</meta:editing-duration>
    <meta:editing-cycles>2</meta:editing-cycles>
    <meta:generator>LibreOffice/3.5$Linux_X86_64 LibreOffice_project/350m1$Build-2</meta:generator>
    <meta:document-statistic meta:object-count="30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semantics>
    <mrow>
      <mo stretchy="false">θ</mo>
    </mrow>
    <annotation encoding="StarMath 5.0">%theta </annotation>
  </semantics>
</math>
</file>